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" svg:font-family="Helvetica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7cm" svg:stroke-color="#ffffff" draw:stroke-linejoin="round" svg:stroke-linecap="round" draw:fill="solid" draw:fill-color="#ffffff" fo:padding-top="0.018cm" fo:padding-bottom="0.018cm" fo:padding-left="0.018cm" fo:padding-right="0.018cm"/>
    </style:style>
    <style:style style:name="gr2" style:family="graphic" style:parent-style-name="standard">
      <style:graphic-properties draw:stroke="none" draw:fill="solid" draw:fill-color="#ebebeb"/>
    </style:style>
    <style:style style:name="gr3" style:family="graphic" style:parent-style-name="standard">
      <style:graphic-properties draw:stroke="solid" svg:stroke-width="0.018cm" svg:stroke-color="#ffffff" draw:stroke-linejoin="round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37cm" svg:stroke-color="#ffffff" draw:stroke-linejoin="round" svg:stroke-linecap="butt" draw:fill="none" fo:padding-top="0.018cm" fo:padding-bottom="0.018cm" fo:padding-left="0.018cm" fo:padding-right="0.018cm"/>
    </style:style>
    <style:style style:name="gr5" style:family="graphic" style:parent-style-name="standard">
      <style:graphic-properties draw:stroke="none" draw:fill="solid" draw:fill-color="#00bfc4"/>
    </style:style>
    <style:style style:name="gr6" style:family="graphic" style:parent-style-name="standard">
      <style:graphic-properties draw:stroke="none" draw:fill="solid" draw:fill-color="#f8766d"/>
    </style:style>
    <style:style style:name="gr7" style:family="graphic" style:parent-style-name="standard">
      <style:graphic-properties draw:stroke="none" draw:fill="solid" draw:fill-color="#d9d9d9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67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70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68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54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56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92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297cm" fo:padding-top="0cm" fo:padding-bottom="0cm" fo:padding-left="0cm" fo:padding-right="0cm"/>
    </style:style>
    <style:style style:name="gr15" style:family="graphic" style:parent-style-name="standard">
      <style:graphic-properties draw:stroke="solid" svg:stroke-width="0.037cm" svg:stroke-color="#333333" draw:stroke-linejoin="round" svg:stroke-linecap="butt" draw:fill="none" fo:padding-top="0.018cm" fo:padding-bottom="0.018cm" fo:padding-left="0.018cm" fo:padding-right="0.018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86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1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5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6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4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5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22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8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63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08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96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4.367cm" fo:padding-top="0cm" fo:padding-bottom="0cm" fo:padding-left="0cm" fo:padding-right="0cm"/>
    </style:style>
    <style:style style:name="gr28" style:family="graphic" style:parent-style-name="standard">
      <style:graphic-properties draw:stroke="none" draw:fill="solid" draw:fill-color="#ffffff"/>
    </style:style>
    <style:style style:name="gr29" style:family="graphic" style:parent-style-name="standard">
      <style:graphic-properties draw:stroke="solid" svg:stroke-width="0.037cm" svg:stroke-color="#ffffff" draw:stroke-linejoin="round" svg:stroke-linecap="round" draw:fill="solid" draw:fill-color="#f2f2f2" fo:padding-top="0.018cm" fo:padding-bottom="0.018cm" fo:padding-left="0.018cm" fo:padding-right="0.018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0.92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75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331cm" fo:padding-top="0cm" fo:padding-bottom="0cm" fo:padding-left="0cm" fo:padding-right="0cm"/>
    </style:style>
    <style:style style:name="gr33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bebeb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bfc4"/>
    </style:style>
    <style:style style:name="P5" style:family="paragraph">
      <loext:graphic-properties draw:fill="solid" draw:fill-color="#f8766d"/>
    </style:style>
    <style:style style:name="P6" style:family="paragraph">
      <loext:graphic-properties draw:fill="solid" draw:fill-color="#d9d9d9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none"/>
      <style:text-properties fo:font-size="11pt" style:font-size-asian="11pt" style:font-size-complex="11pt"/>
    </style:style>
    <style:style style:name="P10" style:family="paragraph">
      <loext:graphic-properties draw:fill="solid" draw:fill-color="#f2f2f2"/>
    </style:style>
    <style:style style:name="P11" style:family="paragraph">
      <loext:graphic-properties draw:fill="none" draw:fill-color="#ffffff"/>
      <style:text-properties style:font-name="Helvetica" fo:font-size="9pt" style:font-size-asian="24pt" style:font-size-complex="24pt"/>
    </style:style>
    <style:style style:name="T1" style:family="text">
      <style:text-properties fo:color="#1a1a1a" style:font-name="Helvetica1" fo:font-size="9pt" style:font-size-asian="9pt" style:font-name-complex="Helvetica1" style:font-size-complex="9pt"/>
    </style:style>
    <style:style style:name="T2" style:family="text">
      <style:text-properties fo:color="#4d4d4d" style:font-name="Helvetica1" fo:font-size="9pt" style:font-size-asian="9pt" style:font-name-complex="Helvetica1" style:font-size-complex="9pt"/>
    </style:style>
    <style:style style:name="T3" style:family="text">
      <style:text-properties fo:color="#000000" style:font-name="Helvetica1" fo:font-size="11pt" style:font-size-asian="11pt" style:font-name-complex="Helvetica1" style:font-size-complex="11pt"/>
    </style:style>
    <style:style style:name="T4" style:family="text">
      <style:text-properties fo:color="#000000" style:font-name="Helvetica1" fo:font-size="9pt" style:font-size-asian="9pt" style:font-name-complex="Helvetica1" style:font-size-complex="9pt"/>
    </style:style>
    <style:style style:name="T5" style:family="text">
      <style:text-properties style:font-name="Helvetica" fo:font-size="9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0.48cm" svg:height="17.78cm" svg:x="0cm" svg:y="0cm" svg:viewBox="0 0 30481 17781" draw:points="0,17781 30481,17781 30481,0 0,0">
          <text:p/>
        </draw:polygon>
        <draw:polygon draw:style-name="gr2" draw:text-style-name="P2" draw:layer="layout" svg:width="13.111cm" svg:height="1.642cm" svg:x="2.922cm" svg:y="0.807cm" svg:viewBox="0 0 13112 1643" draw:points="0,1643 13112,1643 13112,0 0,0">
          <text:p/>
        </draw:polygon>
        <draw:line draw:style-name="gr3" draw:text-style-name="P3" draw:layer="layout" svg:x1="3.276cm" svg:y1="2.449cm" svg:x2="3.276cm" svg:y2="0.807cm">
          <text:p/>
        </draw:line>
        <draw:line draw:style-name="gr3" draw:text-style-name="P3" draw:layer="layout" svg:x1="6.642cm" svg:y1="2.449cm" svg:x2="6.642cm" svg:y2="0.807cm">
          <text:p/>
        </draw:line>
        <draw:line draw:style-name="gr3" draw:text-style-name="P3" draw:layer="layout" svg:x1="10.006cm" svg:y1="2.449cm" svg:x2="10.006cm" svg:y2="0.807cm">
          <text:p/>
        </draw:line>
        <draw:line draw:style-name="gr3" draw:text-style-name="P3" draw:layer="layout" svg:x1="13.371cm" svg:y1="2.449cm" svg:x2="13.371cm" svg:y2="0.807cm">
          <text:p/>
        </draw:line>
        <draw:line draw:style-name="gr4" draw:text-style-name="P3" draw:layer="layout" svg:x1="2.922cm" svg:y1="2.141cm" svg:x2="16.033cm" svg:y2="2.141cm">
          <text:p/>
        </draw:line>
        <draw:line draw:style-name="gr4" draw:text-style-name="P3" draw:layer="layout" svg:x1="2.922cm" svg:y1="1.628cm" svg:x2="16.033cm" svg:y2="1.628cm">
          <text:p/>
        </draw:line>
        <draw:line draw:style-name="gr4" draw:text-style-name="P3" draw:layer="layout" svg:x1="2.922cm" svg:y1="1.115cm" svg:x2="16.033cm" svg:y2="1.115cm">
          <text:p/>
        </draw:line>
        <draw:line draw:style-name="gr4" draw:text-style-name="P3" draw:layer="layout" svg:x1="4.959cm" svg:y1="2.449cm" svg:x2="4.959cm" svg:y2="0.807cm">
          <text:p/>
        </draw:line>
        <draw:line draw:style-name="gr4" draw:text-style-name="P3" draw:layer="layout" svg:x1="8.324cm" svg:y1="2.449cm" svg:x2="8.324cm" svg:y2="0.807cm">
          <text:p/>
        </draw:line>
        <draw:line draw:style-name="gr4" draw:text-style-name="P3" draw:layer="layout" svg:x1="11.689cm" svg:y1="2.449cm" svg:x2="11.689cm" svg:y2="0.807cm">
          <text:p/>
        </draw:line>
        <draw:line draw:style-name="gr4" draw:text-style-name="P3" draw:layer="layout" svg:x1="15.054cm" svg:y1="2.449cm" svg:x2="15.054cm" svg:y2="0.807cm">
          <text:p/>
        </draw:line>
        <draw:polygon draw:style-name="gr5" draw:text-style-name="P4" draw:layer="layout" svg:width="1.441cm" svg:height="0.462cm" svg:x="3.518cm" svg:y="1.91cm" svg:viewBox="0 0 1442 463" draw:points="0,463 1442,463 1442,0 0,0">
          <text:p/>
        </draw:polygon>
        <draw:polygon draw:style-name="gr6" draw:text-style-name="P5" draw:layer="layout" svg:width="1.818cm" svg:height="0.462cm" svg:x="4.959cm" svg:y="1.397cm" svg:viewBox="0 0 1819 463" draw:points="0,463 1819,463 1819,0 0,0">
          <text:p/>
        </draw:polygon>
        <draw:polygon draw:style-name="gr6" draw:text-style-name="P5" draw:layer="layout" svg:width="1.912cm" svg:height="0.462cm" svg:x="4.959cm" svg:y="0.884cm" svg:viewBox="0 0 1913 463" draw:points="0,463 1913,463 1913,0 0,0">
          <text:p/>
        </draw:polygon>
        <draw:polygon draw:style-name="gr2" draw:text-style-name="P2" draw:layer="layout" svg:width="13.111cm" svg:height="1.641cm" svg:x="2.922cm" svg:y="2.643cm" svg:viewBox="0 0 13112 1642" draw:points="0,1642 13112,1642 13112,0 0,0">
          <text:p/>
        </draw:polygon>
        <draw:line draw:style-name="gr3" draw:text-style-name="P3" draw:layer="layout" svg:x1="3.276cm" svg:y1="4.284cm" svg:x2="3.276cm" svg:y2="2.643cm">
          <text:p/>
        </draw:line>
        <draw:line draw:style-name="gr3" draw:text-style-name="P3" draw:layer="layout" svg:x1="6.642cm" svg:y1="4.284cm" svg:x2="6.642cm" svg:y2="2.643cm">
          <text:p/>
        </draw:line>
        <draw:line draw:style-name="gr3" draw:text-style-name="P3" draw:layer="layout" svg:x1="10.006cm" svg:y1="4.284cm" svg:x2="10.006cm" svg:y2="2.643cm">
          <text:p/>
        </draw:line>
        <draw:line draw:style-name="gr3" draw:text-style-name="P3" draw:layer="layout" svg:x1="13.371cm" svg:y1="4.284cm" svg:x2="13.371cm" svg:y2="2.643cm">
          <text:p/>
        </draw:line>
        <draw:line draw:style-name="gr4" draw:text-style-name="P3" draw:layer="layout" svg:x1="2.922cm" svg:y1="3.976cm" svg:x2="16.033cm" svg:y2="3.976cm">
          <text:p/>
        </draw:line>
        <draw:line draw:style-name="gr4" draw:text-style-name="P3" draw:layer="layout" svg:x1="2.922cm" svg:y1="3.463cm" svg:x2="16.033cm" svg:y2="3.463cm">
          <text:p/>
        </draw:line>
        <draw:line draw:style-name="gr4" draw:text-style-name="P3" draw:layer="layout" svg:x1="2.922cm" svg:y1="2.95cm" svg:x2="16.033cm" svg:y2="2.95cm">
          <text:p/>
        </draw:line>
        <draw:line draw:style-name="gr4" draw:text-style-name="P3" draw:layer="layout" svg:x1="4.959cm" svg:y1="4.284cm" svg:x2="4.959cm" svg:y2="2.643cm">
          <text:p/>
        </draw:line>
        <draw:line draw:style-name="gr4" draw:text-style-name="P3" draw:layer="layout" svg:x1="8.324cm" svg:y1="4.284cm" svg:x2="8.324cm" svg:y2="2.643cm">
          <text:p/>
        </draw:line>
        <draw:line draw:style-name="gr4" draw:text-style-name="P3" draw:layer="layout" svg:x1="11.689cm" svg:y1="4.284cm" svg:x2="11.689cm" svg:y2="2.643cm">
          <text:p/>
        </draw:line>
        <draw:line draw:style-name="gr4" draw:text-style-name="P3" draw:layer="layout" svg:x1="15.054cm" svg:y1="4.284cm" svg:x2="15.054cm" svg:y2="2.643cm">
          <text:p/>
        </draw:line>
        <draw:polygon draw:style-name="gr5" draw:text-style-name="P4" draw:layer="layout" svg:width="0.875cm" svg:height="0.462cm" svg:x="4.084cm" svg:y="2.719cm" svg:viewBox="0 0 876 463" draw:points="0,463 876,463 876,0 0,0">
          <text:p/>
        </draw:polygon>
        <draw:polygon draw:style-name="gr6" draw:text-style-name="P5" draw:layer="layout" svg:width="0.777cm" svg:height="0.461cm" svg:x="4.959cm" svg:y="3.746cm" svg:viewBox="0 0 778 462" draw:points="0,462 778,462 778,0 0,0">
          <text:p/>
        </draw:polygon>
        <draw:polygon draw:style-name="gr6" draw:text-style-name="P5" draw:layer="layout" svg:width="1.926cm" svg:height="0.462cm" svg:x="4.959cm" svg:y="3.232cm" svg:viewBox="0 0 1927 463" draw:points="0,463 1927,463 1927,0 0,0">
          <text:p/>
        </draw:polygon>
        <draw:polygon draw:style-name="gr2" draw:text-style-name="P2" draw:layer="layout" svg:width="13.111cm" svg:height="1.642cm" svg:x="2.922cm" svg:y="4.477cm" svg:viewBox="0 0 13112 1643" draw:points="0,1643 13112,1643 13112,0 0,0">
          <text:p/>
        </draw:polygon>
        <draw:line draw:style-name="gr3" draw:text-style-name="P3" draw:layer="layout" svg:x1="3.276cm" svg:y1="6.119cm" svg:x2="3.276cm" svg:y2="4.478cm">
          <text:p/>
        </draw:line>
        <draw:line draw:style-name="gr3" draw:text-style-name="P3" draw:layer="layout" svg:x1="6.642cm" svg:y1="6.119cm" svg:x2="6.642cm" svg:y2="4.478cm">
          <text:p/>
        </draw:line>
        <draw:line draw:style-name="gr3" draw:text-style-name="P3" draw:layer="layout" svg:x1="10.006cm" svg:y1="6.119cm" svg:x2="10.006cm" svg:y2="4.478cm">
          <text:p/>
        </draw:line>
        <draw:line draw:style-name="gr3" draw:text-style-name="P3" draw:layer="layout" svg:x1="13.371cm" svg:y1="6.119cm" svg:x2="13.371cm" svg:y2="4.478cm">
          <text:p/>
        </draw:line>
        <draw:line draw:style-name="gr4" draw:text-style-name="P3" draw:layer="layout" svg:x1="2.922cm" svg:y1="5.812cm" svg:x2="16.033cm" svg:y2="5.812cm">
          <text:p/>
        </draw:line>
        <draw:line draw:style-name="gr4" draw:text-style-name="P3" draw:layer="layout" svg:x1="2.922cm" svg:y1="5.299cm" svg:x2="16.033cm" svg:y2="5.299cm">
          <text:p/>
        </draw:line>
        <draw:line draw:style-name="gr4" draw:text-style-name="P3" draw:layer="layout" svg:x1="2.922cm" svg:y1="4.785cm" svg:x2="16.033cm" svg:y2="4.785cm">
          <text:p/>
        </draw:line>
        <draw:line draw:style-name="gr4" draw:text-style-name="P3" draw:layer="layout" svg:x1="4.959cm" svg:y1="6.119cm" svg:x2="4.959cm" svg:y2="4.478cm">
          <text:p/>
        </draw:line>
        <draw:line draw:style-name="gr4" draw:text-style-name="P3" draw:layer="layout" svg:x1="8.324cm" svg:y1="6.119cm" svg:x2="8.324cm" svg:y2="4.478cm">
          <text:p/>
        </draw:line>
        <draw:line draw:style-name="gr4" draw:text-style-name="P3" draw:layer="layout" svg:x1="11.689cm" svg:y1="6.119cm" svg:x2="11.689cm" svg:y2="4.478cm">
          <text:p/>
        </draw:line>
        <draw:line draw:style-name="gr4" draw:text-style-name="P3" draw:layer="layout" svg:x1="15.054cm" svg:y1="6.119cm" svg:x2="15.054cm" svg:y2="4.478cm">
          <text:p/>
        </draw:line>
        <draw:polygon draw:style-name="gr5" draw:text-style-name="P4" draw:layer="layout" svg:width="0.842cm" svg:height="0.461cm" svg:x="4.117cm" svg:y="4.555cm" svg:viewBox="0 0 843 462" draw:points="0,462 843,462 843,0 0,0">
          <text:p/>
        </draw:polygon>
        <draw:polygon draw:style-name="gr6" draw:text-style-name="P5" draw:layer="layout" svg:width="0.751cm" svg:height="0.462cm" svg:x="4.959cm" svg:y="5.58cm" svg:viewBox="0 0 752 463" draw:points="0,463 752,463 752,0 0,0">
          <text:p/>
        </draw:polygon>
        <draw:polygon draw:style-name="gr6" draw:text-style-name="P5" draw:layer="layout" svg:width="1.308cm" svg:height="0.461cm" svg:x="4.959cm" svg:y="5.068cm" svg:viewBox="0 0 1309 462" draw:points="0,462 1309,462 1309,0 0,0">
          <text:p/>
        </draw:polygon>
        <draw:polygon draw:style-name="gr2" draw:text-style-name="P2" draw:layer="layout" svg:width="13.111cm" svg:height="1.642cm" svg:x="2.922cm" svg:y="6.312cm" svg:viewBox="0 0 13112 1643" draw:points="0,1643 13112,1643 13112,0 0,0">
          <text:p/>
        </draw:polygon>
        <draw:line draw:style-name="gr3" draw:text-style-name="P3" draw:layer="layout" svg:x1="3.276cm" svg:y1="7.954cm" svg:x2="3.276cm" svg:y2="6.312cm">
          <text:p/>
        </draw:line>
        <draw:line draw:style-name="gr3" draw:text-style-name="P3" draw:layer="layout" svg:x1="6.642cm" svg:y1="7.954cm" svg:x2="6.642cm" svg:y2="6.312cm">
          <text:p/>
        </draw:line>
        <draw:line draw:style-name="gr3" draw:text-style-name="P3" draw:layer="layout" svg:x1="10.006cm" svg:y1="7.954cm" svg:x2="10.006cm" svg:y2="6.312cm">
          <text:p/>
        </draw:line>
        <draw:line draw:style-name="gr3" draw:text-style-name="P3" draw:layer="layout" svg:x1="13.371cm" svg:y1="7.954cm" svg:x2="13.371cm" svg:y2="6.312cm">
          <text:p/>
        </draw:line>
        <draw:line draw:style-name="gr4" draw:text-style-name="P3" draw:layer="layout" svg:x1="2.922cm" svg:y1="7.647cm" svg:x2="16.033cm" svg:y2="7.647cm">
          <text:p/>
        </draw:line>
        <draw:line draw:style-name="gr4" draw:text-style-name="P3" draw:layer="layout" svg:x1="2.922cm" svg:y1="7.133cm" svg:x2="16.033cm" svg:y2="7.133cm">
          <text:p/>
        </draw:line>
        <draw:line draw:style-name="gr4" draw:text-style-name="P3" draw:layer="layout" svg:x1="2.922cm" svg:y1="6.62cm" svg:x2="16.033cm" svg:y2="6.62cm">
          <text:p/>
        </draw:line>
        <draw:line draw:style-name="gr4" draw:text-style-name="P3" draw:layer="layout" svg:x1="4.959cm" svg:y1="7.954cm" svg:x2="4.959cm" svg:y2="6.312cm">
          <text:p/>
        </draw:line>
        <draw:line draw:style-name="gr4" draw:text-style-name="P3" draw:layer="layout" svg:x1="8.324cm" svg:y1="7.954cm" svg:x2="8.324cm" svg:y2="6.312cm">
          <text:p/>
        </draw:line>
        <draw:line draw:style-name="gr4" draw:text-style-name="P3" draw:layer="layout" svg:x1="11.689cm" svg:y1="7.954cm" svg:x2="11.689cm" svg:y2="6.312cm">
          <text:p/>
        </draw:line>
        <draw:line draw:style-name="gr4" draw:text-style-name="P3" draw:layer="layout" svg:x1="15.054cm" svg:y1="7.954cm" svg:x2="15.054cm" svg:y2="6.312cm">
          <text:p/>
        </draw:line>
        <draw:polygon draw:style-name="gr5" draw:text-style-name="P4" draw:layer="layout" svg:width="1.209cm" svg:height="0.462cm" svg:x="3.75cm" svg:y="6.389cm" svg:viewBox="0 0 1210 463" draw:points="0,463 1210,463 1210,0 0,0">
          <text:p/>
        </draw:polygon>
        <draw:polygon draw:style-name="gr6" draw:text-style-name="P5" draw:layer="layout" svg:width="5.805cm" svg:height="0.461cm" svg:x="4.959cm" svg:y="7.416cm" svg:viewBox="0 0 5806 462" draw:points="0,462 5806,462 5806,0 0,0">
          <text:p/>
        </draw:polygon>
        <draw:polygon draw:style-name="gr6" draw:text-style-name="P5" draw:layer="layout" svg:width="4.53cm" svg:height="0.461cm" svg:x="4.959cm" svg:y="6.903cm" svg:viewBox="0 0 4531 462" draw:points="0,462 4531,462 4531,0 0,0">
          <text:p/>
        </draw:polygon>
        <draw:polygon draw:style-name="gr2" draw:text-style-name="P2" draw:layer="layout" svg:width="13.111cm" svg:height="1.641cm" svg:x="2.922cm" svg:y="8.148cm" svg:viewBox="0 0 13112 1642" draw:points="0,1642 13112,1642 13112,0 0,0">
          <text:p/>
        </draw:polygon>
        <draw:line draw:style-name="gr3" draw:text-style-name="P3" draw:layer="layout" svg:x1="3.276cm" svg:y1="9.789cm" svg:x2="3.276cm" svg:y2="8.148cm">
          <text:p/>
        </draw:line>
        <draw:line draw:style-name="gr3" draw:text-style-name="P3" draw:layer="layout" svg:x1="6.642cm" svg:y1="9.789cm" svg:x2="6.642cm" svg:y2="8.148cm">
          <text:p/>
        </draw:line>
        <draw:line draw:style-name="gr3" draw:text-style-name="P3" draw:layer="layout" svg:x1="10.006cm" svg:y1="9.789cm" svg:x2="10.006cm" svg:y2="8.148cm">
          <text:p/>
        </draw:line>
        <draw:line draw:style-name="gr3" draw:text-style-name="P3" draw:layer="layout" svg:x1="13.371cm" svg:y1="9.789cm" svg:x2="13.371cm" svg:y2="8.148cm">
          <text:p/>
        </draw:line>
        <draw:line draw:style-name="gr4" draw:text-style-name="P3" draw:layer="layout" svg:x1="2.922cm" svg:y1="9.481cm" svg:x2="16.033cm" svg:y2="9.481cm">
          <text:p/>
        </draw:line>
        <draw:line draw:style-name="gr4" draw:text-style-name="P3" draw:layer="layout" svg:x1="2.922cm" svg:y1="8.969cm" svg:x2="16.033cm" svg:y2="8.969cm">
          <text:p/>
        </draw:line>
        <draw:line draw:style-name="gr4" draw:text-style-name="P3" draw:layer="layout" svg:x1="2.922cm" svg:y1="8.456cm" svg:x2="16.033cm" svg:y2="8.456cm">
          <text:p/>
        </draw:line>
        <draw:line draw:style-name="gr4" draw:text-style-name="P3" draw:layer="layout" svg:x1="4.959cm" svg:y1="9.789cm" svg:x2="4.959cm" svg:y2="8.148cm">
          <text:p/>
        </draw:line>
        <draw:line draw:style-name="gr4" draw:text-style-name="P3" draw:layer="layout" svg:x1="8.324cm" svg:y1="9.789cm" svg:x2="8.324cm" svg:y2="8.148cm">
          <text:p/>
        </draw:line>
        <draw:line draw:style-name="gr4" draw:text-style-name="P3" draw:layer="layout" svg:x1="11.689cm" svg:y1="9.789cm" svg:x2="11.689cm" svg:y2="8.148cm">
          <text:p/>
        </draw:line>
        <draw:line draw:style-name="gr4" draw:text-style-name="P3" draw:layer="layout" svg:x1="15.054cm" svg:y1="9.789cm" svg:x2="15.054cm" svg:y2="8.148cm">
          <text:p/>
        </draw:line>
        <draw:polygon draw:style-name="gr6" draw:text-style-name="P5" draw:layer="layout" svg:width="2.883cm" svg:height="0.462cm" svg:x="4.959cm" svg:y="9.251cm" svg:viewBox="0 0 2884 463" draw:points="0,463 2884,463 2884,0 0,0">
          <text:p/>
        </draw:polygon>
        <draw:polygon draw:style-name="gr6" draw:text-style-name="P5" draw:layer="layout" svg:width="10.478cm" svg:height="0.461cm" svg:x="4.959cm" svg:y="8.225cm" svg:viewBox="0 0 10479 462" draw:points="0,462 10479,462 10479,0 0,0">
          <text:p/>
        </draw:polygon>
        <draw:polygon draw:style-name="gr2" draw:text-style-name="P2" draw:layer="layout" svg:width="13.111cm" svg:height="1.642cm" svg:x="2.922cm" svg:y="9.983cm" svg:viewBox="0 0 13112 1643" draw:points="0,1643 13112,1643 13112,0 0,0">
          <text:p/>
        </draw:polygon>
        <draw:line draw:style-name="gr3" draw:text-style-name="P3" draw:layer="layout" svg:x1="3.276cm" svg:y1="11.625cm" svg:x2="3.276cm" svg:y2="9.983cm">
          <text:p/>
        </draw:line>
        <draw:line draw:style-name="gr3" draw:text-style-name="P3" draw:layer="layout" svg:x1="6.642cm" svg:y1="11.625cm" svg:x2="6.642cm" svg:y2="9.983cm">
          <text:p/>
        </draw:line>
        <draw:line draw:style-name="gr3" draw:text-style-name="P3" draw:layer="layout" svg:x1="10.006cm" svg:y1="11.625cm" svg:x2="10.006cm" svg:y2="9.983cm">
          <text:p/>
        </draw:line>
        <draw:line draw:style-name="gr3" draw:text-style-name="P3" draw:layer="layout" svg:x1="13.371cm" svg:y1="11.625cm" svg:x2="13.371cm" svg:y2="9.983cm">
          <text:p/>
        </draw:line>
        <draw:line draw:style-name="gr4" draw:text-style-name="P3" draw:layer="layout" svg:x1="2.922cm" svg:y1="10.804cm" svg:x2="16.033cm" svg:y2="10.804cm">
          <text:p/>
        </draw:line>
        <draw:line draw:style-name="gr4" draw:text-style-name="P3" draw:layer="layout" svg:x1="4.959cm" svg:y1="11.625cm" svg:x2="4.959cm" svg:y2="9.983cm">
          <text:p/>
        </draw:line>
        <draw:line draw:style-name="gr4" draw:text-style-name="P3" draw:layer="layout" svg:x1="8.324cm" svg:y1="11.625cm" svg:x2="8.324cm" svg:y2="9.983cm">
          <text:p/>
        </draw:line>
        <draw:line draw:style-name="gr4" draw:text-style-name="P3" draw:layer="layout" svg:x1="11.689cm" svg:y1="11.625cm" svg:x2="11.689cm" svg:y2="9.983cm">
          <text:p/>
        </draw:line>
        <draw:line draw:style-name="gr4" draw:text-style-name="P3" draw:layer="layout" svg:x1="15.054cm" svg:y1="11.625cm" svg:x2="15.054cm" svg:y2="9.983cm">
          <text:p/>
        </draw:line>
        <draw:polygon draw:style-name="gr6" draw:text-style-name="P5" draw:layer="layout" svg:width="1.805cm" svg:height="0.699cm" svg:x="4.959cm" svg:y="10.4cm" svg:viewBox="0 0 1806 700" draw:points="0,700 1806,700 1806,0 0,0">
          <text:p/>
        </draw:polygon>
        <draw:polygon draw:style-name="gr2" draw:text-style-name="P2" draw:layer="layout" svg:width="13.111cm" svg:height="1.642cm" svg:x="2.922cm" svg:y="11.818cm" svg:viewBox="0 0 13112 1643" draw:points="0,1643 13112,1643 13112,0 0,0">
          <text:p/>
        </draw:polygon>
        <draw:line draw:style-name="gr3" draw:text-style-name="P3" draw:layer="layout" svg:x1="3.276cm" svg:y1="13.46cm" svg:x2="3.276cm" svg:y2="11.818cm">
          <text:p/>
        </draw:line>
        <draw:line draw:style-name="gr3" draw:text-style-name="P3" draw:layer="layout" svg:x1="6.642cm" svg:y1="13.46cm" svg:x2="6.642cm" svg:y2="11.818cm">
          <text:p/>
        </draw:line>
        <draw:line draw:style-name="gr3" draw:text-style-name="P3" draw:layer="layout" svg:x1="10.006cm" svg:y1="13.46cm" svg:x2="10.006cm" svg:y2="11.818cm">
          <text:p/>
        </draw:line>
        <draw:line draw:style-name="gr3" draw:text-style-name="P3" draw:layer="layout" svg:x1="13.371cm" svg:y1="13.46cm" svg:x2="13.371cm" svg:y2="11.818cm">
          <text:p/>
        </draw:line>
        <draw:line draw:style-name="gr4" draw:text-style-name="P3" draw:layer="layout" svg:x1="2.922cm" svg:y1="13.225cm" svg:x2="16.033cm" svg:y2="13.225cm">
          <text:p/>
        </draw:line>
        <draw:line draw:style-name="gr4" draw:text-style-name="P3" draw:layer="layout" svg:x1="2.922cm" svg:y1="12.834cm" svg:x2="16.033cm" svg:y2="12.834cm">
          <text:p/>
        </draw:line>
        <draw:line draw:style-name="gr4" draw:text-style-name="P3" draw:layer="layout" svg:x1="2.922cm" svg:y1="12.443cm" svg:x2="16.033cm" svg:y2="12.443cm">
          <text:p/>
        </draw:line>
        <draw:line draw:style-name="gr4" draw:text-style-name="P3" draw:layer="layout" svg:x1="2.922cm" svg:y1="12.053cm" svg:x2="16.033cm" svg:y2="12.053cm">
          <text:p/>
        </draw:line>
        <draw:line draw:style-name="gr4" draw:text-style-name="P3" draw:layer="layout" svg:x1="4.959cm" svg:y1="13.46cm" svg:x2="4.959cm" svg:y2="11.818cm">
          <text:p/>
        </draw:line>
        <draw:line draw:style-name="gr4" draw:text-style-name="P3" draw:layer="layout" svg:x1="8.324cm" svg:y1="13.46cm" svg:x2="8.324cm" svg:y2="11.818cm">
          <text:p/>
        </draw:line>
        <draw:line draw:style-name="gr4" draw:text-style-name="P3" draw:layer="layout" svg:x1="11.689cm" svg:y1="13.46cm" svg:x2="11.689cm" svg:y2="11.818cm">
          <text:p/>
        </draw:line>
        <draw:line draw:style-name="gr4" draw:text-style-name="P3" draw:layer="layout" svg:x1="15.054cm" svg:y1="13.46cm" svg:x2="15.054cm" svg:y2="11.818cm">
          <text:p/>
        </draw:line>
        <draw:polygon draw:style-name="gr6" draw:text-style-name="P5" draw:layer="layout" svg:width="3.889cm" svg:height="0.352cm" svg:x="4.959cm" svg:y="13.049cm" svg:viewBox="0 0 3890 353" draw:points="0,353 3890,353 3890,0 0,0">
          <text:p/>
        </draw:polygon>
        <draw:polygon draw:style-name="gr6" draw:text-style-name="P5" draw:layer="layout" svg:width="6.202cm" svg:height="0.352cm" svg:x="4.959cm" svg:y="12.658cm" svg:viewBox="0 0 6203 353" draw:points="0,353 6203,353 6203,0 0,0">
          <text:p/>
        </draw:polygon>
        <draw:polygon draw:style-name="gr6" draw:text-style-name="P5" draw:layer="layout" svg:width="6.087cm" svg:height="0.352cm" svg:x="4.959cm" svg:y="12.267cm" svg:viewBox="0 0 6088 353" draw:points="0,353 6088,353 6088,0 0,0">
          <text:p/>
        </draw:polygon>
        <draw:polygon draw:style-name="gr6" draw:text-style-name="P5" draw:layer="layout" svg:width="3.206cm" svg:height="0.352cm" svg:x="4.959cm" svg:y="11.876cm" svg:viewBox="0 0 3207 353" draw:points="0,353 3207,353 3207,0 0,0">
          <text:p/>
        </draw:polygon>
        <draw:polygon draw:style-name="gr2" draw:text-style-name="P2" draw:layer="layout" svg:width="13.111cm" svg:height="1.642cm" svg:x="2.922cm" svg:y="13.653cm" svg:viewBox="0 0 13112 1643" draw:points="0,1643 13112,1643 13112,0 0,0">
          <text:p/>
        </draw:polygon>
        <draw:line draw:style-name="gr3" draw:text-style-name="P3" draw:layer="layout" svg:x1="3.276cm" svg:y1="15.295cm" svg:x2="3.276cm" svg:y2="13.653cm">
          <text:p/>
        </draw:line>
        <draw:line draw:style-name="gr3" draw:text-style-name="P3" draw:layer="layout" svg:x1="6.642cm" svg:y1="15.295cm" svg:x2="6.642cm" svg:y2="13.653cm">
          <text:p/>
        </draw:line>
        <draw:line draw:style-name="gr3" draw:text-style-name="P3" draw:layer="layout" svg:x1="10.006cm" svg:y1="15.295cm" svg:x2="10.006cm" svg:y2="13.653cm">
          <text:p/>
        </draw:line>
        <draw:line draw:style-name="gr3" draw:text-style-name="P3" draw:layer="layout" svg:x1="13.371cm" svg:y1="15.295cm" svg:x2="13.371cm" svg:y2="13.653cm">
          <text:p/>
        </draw:line>
        <draw:line draw:style-name="gr4" draw:text-style-name="P3" draw:layer="layout" svg:x1="2.922cm" svg:y1="14.847cm" svg:x2="16.033cm" svg:y2="14.847cm">
          <text:p/>
        </draw:line>
        <draw:line draw:style-name="gr4" draw:text-style-name="P3" draw:layer="layout" svg:x1="2.922cm" svg:y1="14.101cm" svg:x2="16.033cm" svg:y2="14.101cm">
          <text:p/>
        </draw:line>
        <draw:line draw:style-name="gr4" draw:text-style-name="P3" draw:layer="layout" svg:x1="4.959cm" svg:y1="15.295cm" svg:x2="4.959cm" svg:y2="13.653cm">
          <text:p/>
        </draw:line>
        <draw:line draw:style-name="gr4" draw:text-style-name="P3" draw:layer="layout" svg:x1="8.324cm" svg:y1="15.295cm" svg:x2="8.324cm" svg:y2="13.653cm">
          <text:p/>
        </draw:line>
        <draw:line draw:style-name="gr4" draw:text-style-name="P3" draw:layer="layout" svg:x1="11.689cm" svg:y1="15.295cm" svg:x2="11.689cm" svg:y2="13.653cm">
          <text:p/>
        </draw:line>
        <draw:line draw:style-name="gr4" draw:text-style-name="P3" draw:layer="layout" svg:x1="15.054cm" svg:y1="15.295cm" svg:x2="15.054cm" svg:y2="13.653cm">
          <text:p/>
        </draw:line>
        <draw:polygon draw:style-name="gr2" draw:text-style-name="P2" draw:layer="layout" svg:width="13.11cm" svg:height="1.642cm" svg:x="16.226cm" svg:y="0.807cm" svg:viewBox="0 0 13111 1643" draw:points="0,1643 13111,1643 13111,0 0,0">
          <text:p/>
        </draw:polygon>
        <draw:line draw:style-name="gr3" draw:text-style-name="P3" draw:layer="layout" svg:x1="18.625cm" svg:y1="2.449cm" svg:x2="18.625cm" svg:y2="0.807cm">
          <text:p/>
        </draw:line>
        <draw:line draw:style-name="gr3" draw:text-style-name="P3" draw:layer="layout" svg:x1="22.23cm" svg:y1="2.449cm" svg:x2="22.23cm" svg:y2="0.807cm">
          <text:p/>
        </draw:line>
        <draw:line draw:style-name="gr3" draw:text-style-name="P3" draw:layer="layout" svg:x1="25.836cm" svg:y1="2.449cm" svg:x2="25.836cm" svg:y2="0.807cm">
          <text:p/>
        </draw:line>
        <draw:line draw:style-name="gr4" draw:text-style-name="P3" draw:layer="layout" svg:x1="16.226cm" svg:y1="2.141cm" svg:x2="29.337cm" svg:y2="2.141cm">
          <text:p/>
        </draw:line>
        <draw:line draw:style-name="gr4" draw:text-style-name="P3" draw:layer="layout" svg:x1="16.226cm" svg:y1="1.628cm" svg:x2="29.337cm" svg:y2="1.628cm">
          <text:p/>
        </draw:line>
        <draw:line draw:style-name="gr4" draw:text-style-name="P3" draw:layer="layout" svg:x1="16.226cm" svg:y1="1.115cm" svg:x2="29.337cm" svg:y2="1.115cm">
          <text:p/>
        </draw:line>
        <draw:line draw:style-name="gr4" draw:text-style-name="P3" draw:layer="layout" svg:x1="16.822cm" svg:y1="2.449cm" svg:x2="16.822cm" svg:y2="0.807cm">
          <text:p/>
        </draw:line>
        <draw:line draw:style-name="gr4" draw:text-style-name="P3" draw:layer="layout" svg:x1="20.427cm" svg:y1="2.449cm" svg:x2="20.427cm" svg:y2="0.807cm">
          <text:p/>
        </draw:line>
        <draw:line draw:style-name="gr4" draw:text-style-name="P3" draw:layer="layout" svg:x1="24.033cm" svg:y1="2.449cm" svg:x2="24.033cm" svg:y2="0.807cm">
          <text:p/>
        </draw:line>
        <draw:line draw:style-name="gr4" draw:text-style-name="P3" draw:layer="layout" svg:x1="27.639cm" svg:y1="2.449cm" svg:x2="27.639cm" svg:y2="0.807cm">
          <text:p/>
        </draw:line>
        <draw:polygon draw:style-name="gr6" draw:text-style-name="P5" draw:layer="layout" svg:width="0.868cm" svg:height="0.462cm" svg:x="16.822cm" svg:y="1.91cm" svg:viewBox="0 0 869 463" draw:points="0,463 869,463 869,0 0,0">
          <text:p/>
        </draw:polygon>
        <draw:polygon draw:style-name="gr6" draw:text-style-name="P5" draw:layer="layout" svg:width="4.116cm" svg:height="0.462cm" svg:x="16.822cm" svg:y="1.397cm" svg:viewBox="0 0 4117 463" draw:points="0,463 4117,463 4117,0 0,0">
          <text:p/>
        </draw:polygon>
        <draw:polygon draw:style-name="gr6" draw:text-style-name="P5" draw:layer="layout" svg:width="2.35cm" svg:height="0.462cm" svg:x="16.822cm" svg:y="0.884cm" svg:viewBox="0 0 2351 463" draw:points="0,463 2351,463 2351,0 0,0">
          <text:p/>
        </draw:polygon>
        <draw:polygon draw:style-name="gr2" draw:text-style-name="P2" draw:layer="layout" svg:width="13.11cm" svg:height="1.641cm" svg:x="16.226cm" svg:y="2.643cm" svg:viewBox="0 0 13111 1642" draw:points="0,1642 13111,1642 13111,0 0,0">
          <text:p/>
        </draw:polygon>
        <draw:line draw:style-name="gr3" draw:text-style-name="P3" draw:layer="layout" svg:x1="18.625cm" svg:y1="4.284cm" svg:x2="18.625cm" svg:y2="2.643cm">
          <text:p/>
        </draw:line>
        <draw:line draw:style-name="gr3" draw:text-style-name="P3" draw:layer="layout" svg:x1="22.23cm" svg:y1="4.284cm" svg:x2="22.23cm" svg:y2="2.643cm">
          <text:p/>
        </draw:line>
        <draw:line draw:style-name="gr3" draw:text-style-name="P3" draw:layer="layout" svg:x1="25.836cm" svg:y1="4.284cm" svg:x2="25.836cm" svg:y2="2.643cm">
          <text:p/>
        </draw:line>
        <draw:line draw:style-name="gr4" draw:text-style-name="P3" draw:layer="layout" svg:x1="16.226cm" svg:y1="3.976cm" svg:x2="29.337cm" svg:y2="3.976cm">
          <text:p/>
        </draw:line>
        <draw:line draw:style-name="gr4" draw:text-style-name="P3" draw:layer="layout" svg:x1="16.226cm" svg:y1="3.463cm" svg:x2="29.337cm" svg:y2="3.463cm">
          <text:p/>
        </draw:line>
        <draw:line draw:style-name="gr4" draw:text-style-name="P3" draw:layer="layout" svg:x1="16.226cm" svg:y1="2.95cm" svg:x2="29.337cm" svg:y2="2.95cm">
          <text:p/>
        </draw:line>
        <draw:line draw:style-name="gr4" draw:text-style-name="P3" draw:layer="layout" svg:x1="16.822cm" svg:y1="4.284cm" svg:x2="16.822cm" svg:y2="2.643cm">
          <text:p/>
        </draw:line>
        <draw:line draw:style-name="gr4" draw:text-style-name="P3" draw:layer="layout" svg:x1="20.427cm" svg:y1="4.284cm" svg:x2="20.427cm" svg:y2="2.643cm">
          <text:p/>
        </draw:line>
        <draw:line draw:style-name="gr4" draw:text-style-name="P3" draw:layer="layout" svg:x1="24.033cm" svg:y1="4.284cm" svg:x2="24.033cm" svg:y2="2.643cm">
          <text:p/>
        </draw:line>
        <draw:line draw:style-name="gr4" draw:text-style-name="P3" draw:layer="layout" svg:x1="27.639cm" svg:y1="4.284cm" svg:x2="27.639cm" svg:y2="2.643cm">
          <text:p/>
        </draw:line>
        <draw:polygon draw:style-name="gr6" draw:text-style-name="P5" draw:layer="layout" svg:width="1.107cm" svg:height="0.461cm" svg:x="16.822cm" svg:y="3.746cm" svg:viewBox="0 0 1108 462" draw:points="0,462 1108,462 1108,0 0,0">
          <text:p/>
        </draw:polygon>
        <draw:polygon draw:style-name="gr6" draw:text-style-name="P5" draw:layer="layout" svg:width="4.357cm" svg:height="0.462cm" svg:x="16.822cm" svg:y="3.232cm" svg:viewBox="0 0 4358 463" draw:points="0,463 4358,463 4358,0 0,0">
          <text:p/>
        </draw:polygon>
        <draw:polygon draw:style-name="gr6" draw:text-style-name="P5" draw:layer="layout" svg:width="2.188cm" svg:height="0.462cm" svg:x="16.822cm" svg:y="2.719cm" svg:viewBox="0 0 2189 463" draw:points="0,463 2189,463 2189,0 0,0">
          <text:p/>
        </draw:polygon>
        <draw:polygon draw:style-name="gr2" draw:text-style-name="P2" draw:layer="layout" svg:width="13.11cm" svg:height="1.642cm" svg:x="16.226cm" svg:y="4.477cm" svg:viewBox="0 0 13111 1643" draw:points="0,1643 13111,1643 13111,0 0,0">
          <text:p/>
        </draw:polygon>
        <draw:line draw:style-name="gr3" draw:text-style-name="P3" draw:layer="layout" svg:x1="18.625cm" svg:y1="6.119cm" svg:x2="18.625cm" svg:y2="4.478cm">
          <text:p/>
        </draw:line>
        <draw:line draw:style-name="gr3" draw:text-style-name="P3" draw:layer="layout" svg:x1="22.23cm" svg:y1="6.119cm" svg:x2="22.23cm" svg:y2="4.478cm">
          <text:p/>
        </draw:line>
        <draw:line draw:style-name="gr3" draw:text-style-name="P3" draw:layer="layout" svg:x1="25.836cm" svg:y1="6.119cm" svg:x2="25.836cm" svg:y2="4.478cm">
          <text:p/>
        </draw:line>
        <draw:line draw:style-name="gr4" draw:text-style-name="P3" draw:layer="layout" svg:x1="16.226cm" svg:y1="5.812cm" svg:x2="29.337cm" svg:y2="5.812cm">
          <text:p/>
        </draw:line>
        <draw:line draw:style-name="gr4" draw:text-style-name="P3" draw:layer="layout" svg:x1="16.226cm" svg:y1="5.299cm" svg:x2="29.337cm" svg:y2="5.299cm">
          <text:p/>
        </draw:line>
        <draw:line draw:style-name="gr4" draw:text-style-name="P3" draw:layer="layout" svg:x1="16.226cm" svg:y1="4.785cm" svg:x2="29.337cm" svg:y2="4.785cm">
          <text:p/>
        </draw:line>
        <draw:line draw:style-name="gr4" draw:text-style-name="P3" draw:layer="layout" svg:x1="16.822cm" svg:y1="6.119cm" svg:x2="16.822cm" svg:y2="4.478cm">
          <text:p/>
        </draw:line>
        <draw:line draw:style-name="gr4" draw:text-style-name="P3" draw:layer="layout" svg:x1="20.427cm" svg:y1="6.119cm" svg:x2="20.427cm" svg:y2="4.478cm">
          <text:p/>
        </draw:line>
        <draw:line draw:style-name="gr4" draw:text-style-name="P3" draw:layer="layout" svg:x1="24.033cm" svg:y1="6.119cm" svg:x2="24.033cm" svg:y2="4.478cm">
          <text:p/>
        </draw:line>
        <draw:line draw:style-name="gr4" draw:text-style-name="P3" draw:layer="layout" svg:x1="27.639cm" svg:y1="6.119cm" svg:x2="27.639cm" svg:y2="4.478cm">
          <text:p/>
        </draw:line>
        <draw:polygon draw:style-name="gr6" draw:text-style-name="P5" draw:layer="layout" svg:width="9.386cm" svg:height="0.462cm" svg:x="16.822cm" svg:y="5.58cm" svg:viewBox="0 0 9387 463" draw:points="0,463 9387,463 9387,0 0,0">
          <text:p/>
        </draw:polygon>
        <draw:polygon draw:style-name="gr6" draw:text-style-name="P5" draw:layer="layout" svg:width="4.475cm" svg:height="0.461cm" svg:x="16.822cm" svg:y="5.068cm" svg:viewBox="0 0 4476 462" draw:points="0,462 4476,462 4476,0 0,0">
          <text:p/>
        </draw:polygon>
        <draw:polygon draw:style-name="gr6" draw:text-style-name="P5" draw:layer="layout" svg:width="1.463cm" svg:height="0.461cm" svg:x="16.822cm" svg:y="4.555cm" svg:viewBox="0 0 1464 462" draw:points="0,462 1464,462 1464,0 0,0">
          <text:p/>
        </draw:polygon>
        <draw:polygon draw:style-name="gr2" draw:text-style-name="P2" draw:layer="layout" svg:width="13.11cm" svg:height="1.642cm" svg:x="16.226cm" svg:y="6.312cm" svg:viewBox="0 0 13111 1643" draw:points="0,1643 13111,1643 13111,0 0,0">
          <text:p/>
        </draw:polygon>
        <draw:line draw:style-name="gr3" draw:text-style-name="P3" draw:layer="layout" svg:x1="18.625cm" svg:y1="7.954cm" svg:x2="18.625cm" svg:y2="6.312cm">
          <text:p/>
        </draw:line>
        <draw:line draw:style-name="gr3" draw:text-style-name="P3" draw:layer="layout" svg:x1="22.23cm" svg:y1="7.954cm" svg:x2="22.23cm" svg:y2="6.312cm">
          <text:p/>
        </draw:line>
        <draw:line draw:style-name="gr3" draw:text-style-name="P3" draw:layer="layout" svg:x1="25.836cm" svg:y1="7.954cm" svg:x2="25.836cm" svg:y2="6.312cm">
          <text:p/>
        </draw:line>
        <draw:line draw:style-name="gr4" draw:text-style-name="P3" draw:layer="layout" svg:x1="16.226cm" svg:y1="7.647cm" svg:x2="29.337cm" svg:y2="7.647cm">
          <text:p/>
        </draw:line>
        <draw:line draw:style-name="gr4" draw:text-style-name="P3" draw:layer="layout" svg:x1="16.226cm" svg:y1="7.133cm" svg:x2="29.337cm" svg:y2="7.133cm">
          <text:p/>
        </draw:line>
        <draw:line draw:style-name="gr4" draw:text-style-name="P3" draw:layer="layout" svg:x1="16.226cm" svg:y1="6.62cm" svg:x2="29.337cm" svg:y2="6.62cm">
          <text:p/>
        </draw:line>
        <draw:line draw:style-name="gr4" draw:text-style-name="P3" draw:layer="layout" svg:x1="16.822cm" svg:y1="7.954cm" svg:x2="16.822cm" svg:y2="6.312cm">
          <text:p/>
        </draw:line>
        <draw:line draw:style-name="gr4" draw:text-style-name="P3" draw:layer="layout" svg:x1="20.427cm" svg:y1="7.954cm" svg:x2="20.427cm" svg:y2="6.312cm">
          <text:p/>
        </draw:line>
        <draw:line draw:style-name="gr4" draw:text-style-name="P3" draw:layer="layout" svg:x1="24.033cm" svg:y1="7.954cm" svg:x2="24.033cm" svg:y2="6.312cm">
          <text:p/>
        </draw:line>
        <draw:line draw:style-name="gr4" draw:text-style-name="P3" draw:layer="layout" svg:x1="27.639cm" svg:y1="7.954cm" svg:x2="27.639cm" svg:y2="6.312cm">
          <text:p/>
        </draw:line>
        <draw:polygon draw:style-name="gr6" draw:text-style-name="P5" draw:layer="layout" svg:width="1.526cm" svg:height="0.461cm" svg:x="16.822cm" svg:y="7.416cm" svg:viewBox="0 0 1527 462" draw:points="0,462 1527,462 1527,0 0,0">
          <text:p/>
        </draw:polygon>
        <draw:polygon draw:style-name="gr6" draw:text-style-name="P5" draw:layer="layout" svg:width="1.16cm" svg:height="0.461cm" svg:x="16.822cm" svg:y="6.903cm" svg:viewBox="0 0 1161 462" draw:points="0,462 1161,462 1161,0 0,0">
          <text:p/>
        </draw:polygon>
        <draw:polygon draw:style-name="gr6" draw:text-style-name="P5" draw:layer="layout" svg:width="1.029cm" svg:height="0.462cm" svg:x="16.822cm" svg:y="6.389cm" svg:viewBox="0 0 1030 463" draw:points="0,463 1030,463 1030,0 0,0">
          <text:p/>
        </draw:polygon>
        <draw:polygon draw:style-name="gr2" draw:text-style-name="P2" draw:layer="layout" svg:width="13.11cm" svg:height="1.641cm" svg:x="16.226cm" svg:y="8.148cm" svg:viewBox="0 0 13111 1642" draw:points="0,1642 13111,1642 13111,0 0,0">
          <text:p/>
        </draw:polygon>
        <draw:line draw:style-name="gr3" draw:text-style-name="P3" draw:layer="layout" svg:x1="18.625cm" svg:y1="9.789cm" svg:x2="18.625cm" svg:y2="8.148cm">
          <text:p/>
        </draw:line>
        <draw:line draw:style-name="gr3" draw:text-style-name="P3" draw:layer="layout" svg:x1="22.23cm" svg:y1="9.789cm" svg:x2="22.23cm" svg:y2="8.148cm">
          <text:p/>
        </draw:line>
        <draw:line draw:style-name="gr3" draw:text-style-name="P3" draw:layer="layout" svg:x1="25.836cm" svg:y1="9.789cm" svg:x2="25.836cm" svg:y2="8.148cm">
          <text:p/>
        </draw:line>
        <draw:line draw:style-name="gr4" draw:text-style-name="P3" draw:layer="layout" svg:x1="16.226cm" svg:y1="9.481cm" svg:x2="29.337cm" svg:y2="9.481cm">
          <text:p/>
        </draw:line>
        <draw:line draw:style-name="gr4" draw:text-style-name="P3" draw:layer="layout" svg:x1="16.226cm" svg:y1="8.969cm" svg:x2="29.337cm" svg:y2="8.969cm">
          <text:p/>
        </draw:line>
        <draw:line draw:style-name="gr4" draw:text-style-name="P3" draw:layer="layout" svg:x1="16.226cm" svg:y1="8.456cm" svg:x2="29.337cm" svg:y2="8.456cm">
          <text:p/>
        </draw:line>
        <draw:line draw:style-name="gr4" draw:text-style-name="P3" draw:layer="layout" svg:x1="16.822cm" svg:y1="9.789cm" svg:x2="16.822cm" svg:y2="8.148cm">
          <text:p/>
        </draw:line>
        <draw:line draw:style-name="gr4" draw:text-style-name="P3" draw:layer="layout" svg:x1="20.427cm" svg:y1="9.789cm" svg:x2="20.427cm" svg:y2="8.148cm">
          <text:p/>
        </draw:line>
        <draw:line draw:style-name="gr4" draw:text-style-name="P3" draw:layer="layout" svg:x1="24.033cm" svg:y1="9.789cm" svg:x2="24.033cm" svg:y2="8.148cm">
          <text:p/>
        </draw:line>
        <draw:line draw:style-name="gr4" draw:text-style-name="P3" draw:layer="layout" svg:x1="27.639cm" svg:y1="9.789cm" svg:x2="27.639cm" svg:y2="8.148cm">
          <text:p/>
        </draw:line>
        <draw:polygon draw:style-name="gr6" draw:text-style-name="P5" draw:layer="layout" svg:width="2.812cm" svg:height="0.462cm" svg:x="16.822cm" svg:y="9.251cm" svg:viewBox="0 0 2813 463" draw:points="0,463 2813,463 2813,0 0,0">
          <text:p/>
        </draw:polygon>
        <draw:polygon draw:style-name="gr6" draw:text-style-name="P5" draw:layer="layout" svg:width="1.468cm" svg:height="0.462cm" svg:x="16.822cm" svg:y="8.738cm" svg:viewBox="0 0 1469 463" draw:points="0,463 1469,463 1469,0 0,0">
          <text:p/>
        </draw:polygon>
        <draw:polygon draw:style-name="gr6" draw:text-style-name="P5" draw:layer="layout" svg:width="4.483cm" svg:height="0.461cm" svg:x="16.822cm" svg:y="8.225cm" svg:viewBox="0 0 4484 462" draw:points="0,462 4484,462 4484,0 0,0">
          <text:p/>
        </draw:polygon>
        <draw:polygon draw:style-name="gr2" draw:text-style-name="P2" draw:layer="layout" svg:width="13.11cm" svg:height="1.642cm" svg:x="16.226cm" svg:y="9.983cm" svg:viewBox="0 0 13111 1643" draw:points="0,1643 13111,1643 13111,0 0,0">
          <text:p/>
        </draw:polygon>
        <draw:line draw:style-name="gr3" draw:text-style-name="P3" draw:layer="layout" svg:x1="18.625cm" svg:y1="11.625cm" svg:x2="18.625cm" svg:y2="9.983cm">
          <text:p/>
        </draw:line>
        <draw:line draw:style-name="gr3" draw:text-style-name="P3" draw:layer="layout" svg:x1="22.23cm" svg:y1="11.625cm" svg:x2="22.23cm" svg:y2="9.983cm">
          <text:p/>
        </draw:line>
        <draw:line draw:style-name="gr3" draw:text-style-name="P3" draw:layer="layout" svg:x1="25.836cm" svg:y1="11.625cm" svg:x2="25.836cm" svg:y2="9.983cm">
          <text:p/>
        </draw:line>
        <draw:line draw:style-name="gr4" draw:text-style-name="P3" draw:layer="layout" svg:x1="16.226cm" svg:y1="10.804cm" svg:x2="29.337cm" svg:y2="10.804cm">
          <text:p/>
        </draw:line>
        <draw:line draw:style-name="gr4" draw:text-style-name="P3" draw:layer="layout" svg:x1="16.822cm" svg:y1="11.625cm" svg:x2="16.822cm" svg:y2="9.983cm">
          <text:p/>
        </draw:line>
        <draw:line draw:style-name="gr4" draw:text-style-name="P3" draw:layer="layout" svg:x1="20.427cm" svg:y1="11.625cm" svg:x2="20.427cm" svg:y2="9.983cm">
          <text:p/>
        </draw:line>
        <draw:line draw:style-name="gr4" draw:text-style-name="P3" draw:layer="layout" svg:x1="24.033cm" svg:y1="11.625cm" svg:x2="24.033cm" svg:y2="9.983cm">
          <text:p/>
        </draw:line>
        <draw:line draw:style-name="gr4" draw:text-style-name="P3" draw:layer="layout" svg:x1="27.639cm" svg:y1="11.625cm" svg:x2="27.639cm" svg:y2="9.983cm">
          <text:p/>
        </draw:line>
        <draw:polygon draw:style-name="gr6" draw:text-style-name="P5" draw:layer="layout" svg:width="2.011cm" svg:height="0.699cm" svg:x="16.822cm" svg:y="10.4cm" svg:viewBox="0 0 2012 700" draw:points="0,700 2012,700 2012,0 0,0">
          <text:p/>
        </draw:polygon>
        <draw:polygon draw:style-name="gr2" draw:text-style-name="P2" draw:layer="layout" svg:width="13.11cm" svg:height="1.642cm" svg:x="16.226cm" svg:y="11.818cm" svg:viewBox="0 0 13111 1643" draw:points="0,1643 13111,1643 13111,0 0,0">
          <text:p/>
        </draw:polygon>
        <draw:line draw:style-name="gr3" draw:text-style-name="P3" draw:layer="layout" svg:x1="18.625cm" svg:y1="13.46cm" svg:x2="18.625cm" svg:y2="11.818cm">
          <text:p/>
        </draw:line>
        <draw:line draw:style-name="gr3" draw:text-style-name="P3" draw:layer="layout" svg:x1="22.23cm" svg:y1="13.46cm" svg:x2="22.23cm" svg:y2="11.818cm">
          <text:p/>
        </draw:line>
        <draw:line draw:style-name="gr3" draw:text-style-name="P3" draw:layer="layout" svg:x1="25.836cm" svg:y1="13.46cm" svg:x2="25.836cm" svg:y2="11.818cm">
          <text:p/>
        </draw:line>
        <draw:line draw:style-name="gr4" draw:text-style-name="P3" draw:layer="layout" svg:x1="16.226cm" svg:y1="13.225cm" svg:x2="29.337cm" svg:y2="13.225cm">
          <text:p/>
        </draw:line>
        <draw:line draw:style-name="gr4" draw:text-style-name="P3" draw:layer="layout" svg:x1="16.226cm" svg:y1="12.834cm" svg:x2="29.337cm" svg:y2="12.834cm">
          <text:p/>
        </draw:line>
        <draw:line draw:style-name="gr4" draw:text-style-name="P3" draw:layer="layout" svg:x1="16.226cm" svg:y1="12.443cm" svg:x2="29.337cm" svg:y2="12.443cm">
          <text:p/>
        </draw:line>
        <draw:line draw:style-name="gr4" draw:text-style-name="P3" draw:layer="layout" svg:x1="16.226cm" svg:y1="12.053cm" svg:x2="29.337cm" svg:y2="12.053cm">
          <text:p/>
        </draw:line>
        <draw:line draw:style-name="gr4" draw:text-style-name="P3" draw:layer="layout" svg:x1="16.822cm" svg:y1="13.46cm" svg:x2="16.822cm" svg:y2="11.818cm">
          <text:p/>
        </draw:line>
        <draw:line draw:style-name="gr4" draw:text-style-name="P3" draw:layer="layout" svg:x1="20.427cm" svg:y1="13.46cm" svg:x2="20.427cm" svg:y2="11.818cm">
          <text:p/>
        </draw:line>
        <draw:line draw:style-name="gr4" draw:text-style-name="P3" draw:layer="layout" svg:x1="24.033cm" svg:y1="13.46cm" svg:x2="24.033cm" svg:y2="11.818cm">
          <text:p/>
        </draw:line>
        <draw:line draw:style-name="gr4" draw:text-style-name="P3" draw:layer="layout" svg:x1="27.639cm" svg:y1="13.46cm" svg:x2="27.639cm" svg:y2="11.818cm">
          <text:p/>
        </draw:line>
        <draw:polygon draw:style-name="gr6" draw:text-style-name="P5" draw:layer="layout" svg:width="8.034cm" svg:height="0.352cm" svg:x="16.822cm" svg:y="13.049cm" svg:viewBox="0 0 8035 353" draw:points="0,353 8035,353 8035,0 0,0">
          <text:p/>
        </draw:polygon>
        <draw:polygon draw:style-name="gr6" draw:text-style-name="P5" draw:layer="layout" svg:width="4.177cm" svg:height="0.352cm" svg:x="16.822cm" svg:y="12.658cm" svg:viewBox="0 0 4178 353" draw:points="0,353 4178,353 4178,0 0,0">
          <text:p/>
        </draw:polygon>
        <draw:polygon draw:style-name="gr6" draw:text-style-name="P5" draw:layer="layout" svg:width="11.918cm" svg:height="0.352cm" svg:x="16.822cm" svg:y="12.267cm" svg:viewBox="0 0 11919 353" draw:points="0,353 11919,353 11919,0 0,0">
          <text:p/>
        </draw:polygon>
        <draw:polygon draw:style-name="gr6" draw:text-style-name="P5" draw:layer="layout" svg:width="6.036cm" svg:height="0.352cm" svg:x="16.822cm" svg:y="11.876cm" svg:viewBox="0 0 6037 353" draw:points="0,353 6037,353 6037,0 0,0">
          <text:p/>
        </draw:polygon>
        <draw:polygon draw:style-name="gr2" draw:text-style-name="P2" draw:layer="layout" svg:width="13.11cm" svg:height="1.642cm" svg:x="16.226cm" svg:y="13.653cm" svg:viewBox="0 0 13111 1643" draw:points="0,1643 13111,1643 13111,0 0,0">
          <text:p/>
        </draw:polygon>
        <draw:line draw:style-name="gr3" draw:text-style-name="P3" draw:layer="layout" svg:x1="18.625cm" svg:y1="15.295cm" svg:x2="18.625cm" svg:y2="13.653cm">
          <text:p/>
        </draw:line>
        <draw:line draw:style-name="gr3" draw:text-style-name="P3" draw:layer="layout" svg:x1="22.23cm" svg:y1="15.295cm" svg:x2="22.23cm" svg:y2="13.653cm">
          <text:p/>
        </draw:line>
        <draw:line draw:style-name="gr3" draw:text-style-name="P3" draw:layer="layout" svg:x1="25.836cm" svg:y1="15.295cm" svg:x2="25.836cm" svg:y2="13.653cm">
          <text:p/>
        </draw:line>
        <draw:line draw:style-name="gr4" draw:text-style-name="P3" draw:layer="layout" svg:x1="16.226cm" svg:y1="14.847cm" svg:x2="29.337cm" svg:y2="14.847cm">
          <text:p/>
        </draw:line>
        <draw:line draw:style-name="gr4" draw:text-style-name="P3" draw:layer="layout" svg:x1="16.226cm" svg:y1="14.101cm" svg:x2="29.337cm" svg:y2="14.101cm">
          <text:p/>
        </draw:line>
        <draw:line draw:style-name="gr4" draw:text-style-name="P3" draw:layer="layout" svg:x1="16.822cm" svg:y1="15.295cm" svg:x2="16.822cm" svg:y2="13.653cm">
          <text:p/>
        </draw:line>
        <draw:line draw:style-name="gr4" draw:text-style-name="P3" draw:layer="layout" svg:x1="20.427cm" svg:y1="15.295cm" svg:x2="20.427cm" svg:y2="13.653cm">
          <text:p/>
        </draw:line>
        <draw:line draw:style-name="gr4" draw:text-style-name="P3" draw:layer="layout" svg:x1="24.033cm" svg:y1="15.295cm" svg:x2="24.033cm" svg:y2="13.653cm">
          <text:p/>
        </draw:line>
        <draw:line draw:style-name="gr4" draw:text-style-name="P3" draw:layer="layout" svg:x1="27.639cm" svg:y1="15.295cm" svg:x2="27.639cm" svg:y2="13.653cm">
          <text:p/>
        </draw:line>
        <draw:polygon draw:style-name="gr6" draw:text-style-name="P5" draw:layer="layout" svg:width="1.488cm" svg:height="0.672cm" svg:x="16.822cm" svg:y="14.511cm" svg:viewBox="0 0 1489 673" draw:points="0,673 1489,673 1489,0 0,0">
          <text:p/>
        </draw:polygon>
        <draw:polygon draw:style-name="gr6" draw:text-style-name="P5" draw:layer="layout" svg:width="2.408cm" svg:height="0.672cm" svg:x="16.822cm" svg:y="13.765cm" svg:viewBox="0 0 2409 673" draw:points="0,673 2409,673 2409,0 0,0">
          <text:p/>
        </draw:polygon>
        <draw:polygon draw:style-name="gr7" draw:text-style-name="P6" draw:layer="layout" svg:width="13.111cm" svg:height="0.614cm" svg:x="2.922cm" svg:y="0.193cm" svg:viewBox="0 0 13112 615" draw:points="0,615 13112,615 13112,0 0,0">
          <text:p/>
        </draw:polygon>
        <draw:polygon draw:style-name="gr7" draw:text-style-name="P6" draw:layer="layout" svg:width="13.11cm" svg:height="0.614cm" svg:x="16.226cm" svg:y="0.193cm" svg:viewBox="0 0 13111 615" draw:points="0,615 13111,615 13111,0 0,0">
          <text:p/>
        </draw:polygon>
        <draw:frame draw:style-name="gr8" draw:text-style-name="P8" draw:layer="layout" svg:width="0.671cm" svg:height="0.454cm" svg:x="9.143cm" svg:y="0.25cm">
          <draw:text-box>
            <text:p text:style-name="P7"><text:span text:style-name="T1">DUE</text:span></text:p>
          </draw:text-box>
        </draw:frame>
        <draw:polygon draw:style-name="gr7" draw:text-style-name="P6" draw:layer="layout" svg:width="0.949cm" svg:height="1.642cm" svg:x="29.337cm" svg:y="0.807cm" svg:viewBox="0 0 950 1643" draw:points="0,1643 950,1643 950,0 0,0">
          <text:p/>
        </draw:polygon>
        <draw:frame draw:style-name="gr8" draw:text-style-name="P8" draw:layer="layout" svg:width="0.671cm" svg:height="0.454cm" svg:x="22.447cm" svg:y="0.25cm">
          <draw:text-box>
            <text:p text:style-name="P7"><text:span text:style-name="T1">SDC</text:span></text:p>
          </draw:text-box>
        </draw:frame>
        <draw:frame draw:style-name="gr9" draw:text-style-name="P8" draw:layer="layout" svg:width="0.705cm" svg:height="0.454cm" draw:transform="rotate (-1.5707963267949) translate (30.23cm 1.276cm)">
          <draw:text-box>
            <text:p text:style-name="P7"><text:span text:style-name="T1">AMD</text:span></text:p>
          </draw:text-box>
        </draw:frame>
        <draw:polygon draw:style-name="gr7" draw:text-style-name="P6" draw:layer="layout" svg:width="0.949cm" svg:height="1.641cm" svg:x="29.337cm" svg:y="2.643cm" svg:viewBox="0 0 950 1642" draw:points="0,1642 950,1642 950,0 0,0">
          <text:p/>
        </draw:polygon>
        <draw:frame draw:style-name="gr8" draw:text-style-name="P8" draw:layer="layout" svg:width="0.671cm" svg:height="0.454cm" draw:transform="rotate (-1.5707963267949) translate (29.895cm 1.294cm)">
          <draw:text-box>
            <text:p text:style-name="P7"><text:span text:style-name="T1">CPU</text:span></text:p>
          </draw:text-box>
        </draw:frame>
        <draw:frame draw:style-name="gr9" draw:text-style-name="P8" draw:layer="layout" svg:width="0.705cm" svg:height="0.454cm" draw:transform="rotate (-1.5707963267949) translate (30.23cm 3.111cm)">
          <draw:text-box>
            <text:p text:style-name="P7"><text:span text:style-name="T1">AMD</text:span></text:p>
          </draw:text-box>
        </draw:frame>
        <draw:polygon draw:style-name="gr7" draw:text-style-name="P6" draw:layer="layout" svg:width="0.949cm" svg:height="1.642cm" svg:x="29.337cm" svg:y="4.477cm" svg:viewBox="0 0 950 1643" draw:points="0,1643 950,1643 950,0 0,0">
          <text:p/>
        </draw:polygon>
        <draw:frame draw:style-name="gr10" draw:text-style-name="P8" draw:layer="layout" svg:width="0.688cm" svg:height="0.454cm" draw:transform="rotate (-1.5707963267949) translate (29.895cm 3.12cm)">
          <draw:text-box>
            <text:p text:style-name="P7"><text:span text:style-name="T1">GPU</text:span></text:p>
          </draw:text-box>
        </draw:frame>
        <draw:frame draw:style-name="gr9" draw:text-style-name="P8" draw:layer="layout" svg:width="0.705cm" svg:height="0.454cm" draw:transform="rotate (-1.5707963267949) translate (30.23cm 4.946cm)">
          <draw:text-box>
            <text:p text:style-name="P7"><text:span text:style-name="T1">AMD</text:span></text:p>
          </draw:text-box>
        </draw:frame>
        <draw:polygon draw:style-name="gr7" draw:text-style-name="P6" draw:layer="layout" svg:width="0.949cm" svg:height="1.642cm" svg:x="29.337cm" svg:y="6.312cm" svg:viewBox="0 0 950 1643" draw:points="0,1643 950,1643 950,0 0,0">
          <text:p/>
        </draw:polygon>
        <draw:frame draw:style-name="gr11" draw:text-style-name="P8" draw:layer="layout" svg:width="1.543cm" svg:height="0.454cm" draw:transform="rotate (-1.5707963267949) translate (29.895cm 4.527cm)">
          <draw:text-box>
            <text:p text:style-name="P7"><text:span text:style-name="T1">CPU+GPU</text:span></text:p>
          </draw:text-box>
        </draw:frame>
        <draw:polygon draw:style-name="gr7" draw:text-style-name="P6" draw:layer="layout" svg:width="0.949cm" svg:height="1.641cm" svg:x="29.337cm" svg:y="8.148cm" svg:viewBox="0 0 950 1642" draw:points="0,1642 950,1642 950,0 0,0">
          <text:p/>
        </draw:polygon>
        <draw:frame draw:style-name="gr12" draw:text-style-name="P8" draw:layer="layout" svg:width="0.569cm" svg:height="0.454cm" draw:transform="rotate (-1.5707963267949) translate (30.062cm 6.852cm)">
          <draw:text-box>
            <text:p text:style-name="P7"><text:span text:style-name="T1">K20</text:span></text:p>
          </draw:text-box>
        </draw:frame>
        <draw:polygon draw:style-name="gr7" draw:text-style-name="P6" draw:layer="layout" svg:width="0.949cm" svg:height="1.642cm" svg:x="29.337cm" svg:y="9.983cm" svg:viewBox="0 0 950 1643" draw:points="0,1643 950,1643 950,0 0,0">
          <text:p/>
        </draw:polygon>
        <draw:frame draw:style-name="gr13" draw:text-style-name="P8" draw:layer="layout" svg:width="0.925cm" svg:height="0.454cm" draw:transform="rotate (-1.5707963267949) translate (30.062cm 8.51cm)">
          <draw:text-box>
            <text:p text:style-name="P7"><text:span text:style-name="T1">TitanX</text:span></text:p>
          </draw:text-box>
        </draw:frame>
        <draw:polygon draw:style-name="gr7" draw:text-style-name="P6" draw:layer="layout" svg:width="0.949cm" svg:height="1.642cm" svg:x="29.337cm" svg:y="11.818cm" svg:viewBox="0 0 950 1643" draw:points="0,1643 950,1643 950,0 0,0">
          <text:p/>
        </draw:polygon>
        <draw:frame draw:style-name="gr13" draw:text-style-name="P8" draw:layer="layout" svg:width="0.925cm" svg:height="0.454cm" draw:transform="rotate (-1.5707963267949) translate (30.062cm 10.345cm)">
          <draw:text-box>
            <text:p text:style-name="P7"><text:span text:style-name="T1">TitanV</text:span></text:p>
          </draw:text-box>
        </draw:frame>
        <draw:polygon draw:style-name="gr7" draw:text-style-name="P6" draw:layer="layout" svg:width="0.949cm" svg:height="1.642cm" svg:x="29.337cm" svg:y="13.653cm" svg:viewBox="0 0 950 1643" draw:points="0,1643 950,1643 950,0 0,0">
          <text:p/>
        </draw:polygon>
        <draw:frame draw:style-name="gr14" draw:text-style-name="P8" draw:layer="layout" svg:width="1.297cm" svg:height="0.454cm" draw:transform="rotate (-1.5707963267949) translate (30.062cm 11.995cm)">
          <draw:text-box>
            <text:p text:style-name="P7"><text:span text:style-name="T1">Xeon Phi</text:span></text:p>
          </draw:text-box>
        </draw:frame>
        <draw:line draw:style-name="gr15" draw:text-style-name="P3" draw:layer="layout" svg:x1="4.959cm" svg:y1="15.391cm" svg:x2="4.959cm" svg:y2="15.295cm">
          <text:p/>
        </draw:line>
        <draw:line draw:style-name="gr15" draw:text-style-name="P3" draw:layer="layout" svg:x1="8.324cm" svg:y1="15.391cm" svg:x2="8.324cm" svg:y2="15.295cm">
          <text:p/>
        </draw:line>
        <draw:line draw:style-name="gr15" draw:text-style-name="P3" draw:layer="layout" svg:x1="11.689cm" svg:y1="15.391cm" svg:x2="11.689cm" svg:y2="15.295cm">
          <text:p/>
        </draw:line>
        <draw:line draw:style-name="gr15" draw:text-style-name="P3" draw:layer="layout" svg:x1="15.054cm" svg:y1="15.391cm" svg:x2="15.054cm" svg:y2="15.295cm">
          <text:p/>
        </draw:line>
        <draw:frame draw:style-name="gr16" draw:text-style-name="P8" draw:layer="layout" svg:width="0.866cm" svg:height="0.454cm" draw:transform="rotate (-1.5707963267949) translate (30.062cm 14.042cm)">
          <draw:text-box>
            <text:p text:style-name="P7"><text:span text:style-name="T1">FPGA</text:span></text:p>
          </draw:text-box>
        </draw:frame>
        <draw:frame draw:style-name="gr17" draw:text-style-name="P8" draw:layer="layout" svg:width="0.317cm" svg:height="0.454cm" svg:x="4.871cm" svg:y="15.333cm">
          <draw:text-box>
            <text:p text:style-name="P7"><text:span text:style-name="T2">0</text:span></text:p>
          </draw:text-box>
        </draw:frame>
        <draw:frame draw:style-name="gr17" draw:text-style-name="P8" draw:layer="layout" svg:width="0.317cm" svg:height="0.454cm" svg:x="8.236cm" svg:y="15.333cm">
          <draw:text-box>
            <text:p text:style-name="P7"><text:span text:style-name="T2">5</text:span></text:p>
          </draw:text-box>
        </draw:frame>
        <draw:frame draw:style-name="gr18" draw:text-style-name="P8" draw:layer="layout" svg:width="0.358cm" svg:height="0.454cm" svg:x="11.513cm" svg:y="15.333cm">
          <draw:text-box>
            <text:p text:style-name="P7"><text:span text:style-name="T2">10</text:span></text:p>
          </draw:text-box>
        </draw:frame>
        <draw:line draw:style-name="gr15" draw:text-style-name="P3" draw:layer="layout" svg:x1="16.822cm" svg:y1="15.391cm" svg:x2="16.822cm" svg:y2="15.295cm">
          <text:p/>
        </draw:line>
        <draw:line draw:style-name="gr15" draw:text-style-name="P3" draw:layer="layout" svg:x1="20.427cm" svg:y1="15.391cm" svg:x2="20.427cm" svg:y2="15.295cm">
          <text:p/>
        </draw:line>
        <draw:line draw:style-name="gr15" draw:text-style-name="P3" draw:layer="layout" svg:x1="24.033cm" svg:y1="15.391cm" svg:x2="24.033cm" svg:y2="15.295cm">
          <text:p/>
        </draw:line>
        <draw:line draw:style-name="gr15" draw:text-style-name="P3" draw:layer="layout" svg:x1="27.639cm" svg:y1="15.391cm" svg:x2="27.639cm" svg:y2="15.295cm">
          <text:p/>
        </draw:line>
        <draw:frame draw:style-name="gr18" draw:text-style-name="P8" draw:layer="layout" svg:width="0.358cm" svg:height="0.454cm" svg:x="14.878cm" svg:y="15.333cm">
          <draw:text-box>
            <text:p text:style-name="P7"><text:span text:style-name="T2">15</text:span></text:p>
          </draw:text-box>
        </draw:frame>
        <draw:frame draw:style-name="gr17" draw:text-style-name="P8" draw:layer="layout" svg:width="0.317cm" svg:height="0.454cm" svg:x="16.734cm" svg:y="15.333cm">
          <draw:text-box>
            <text:p text:style-name="P7"><text:span text:style-name="T2">0</text:span></text:p>
          </draw:text-box>
        </draw:frame>
        <draw:frame draw:style-name="gr17" draw:text-style-name="P8" draw:layer="layout" svg:width="0.317cm" svg:height="0.454cm" svg:x="20.34cm" svg:y="15.333cm">
          <draw:text-box>
            <text:p text:style-name="P7"><text:span text:style-name="T2">5</text:span></text:p>
          </draw:text-box>
        </draw:frame>
        <draw:frame draw:style-name="gr18" draw:text-style-name="P8" draw:layer="layout" svg:width="0.358cm" svg:height="0.454cm" svg:x="23.857cm" svg:y="15.333cm">
          <draw:text-box>
            <text:p text:style-name="P7"><text:span text:style-name="T2">10</text:span></text:p>
          </draw:text-box>
        </draw:frame>
        <draw:frame draw:style-name="gr18" draw:text-style-name="P8" draw:layer="layout" svg:width="0.358cm" svg:height="0.454cm" svg:x="27.463cm" svg:y="15.333cm">
          <draw:text-box>
            <text:p text:style-name="P7"><text:span text:style-name="T2">15</text:span></text:p>
          </draw:text-box>
        </draw:frame>
        <draw:frame draw:style-name="gr19" draw:text-style-name="P8" draw:layer="layout" svg:width="0.62cm" svg:height="0.454cm" svg:x="2.131cm" svg:y="1.891cm">
          <draw:text-box>
            <text:p text:style-name="P7"><text:span text:style-name="T2">BFS</text:span></text:p>
          </draw:text-box>
        </draw:frame>
        <draw:frame draw:style-name="gr8" draw:text-style-name="P8" draw:layer="layout" svg:width="0.671cm" svg:height="0.454cm" svg:x="2.079cm" svg:y="1.378cm">
          <draw:text-box>
            <text:p text:style-name="P7"><text:span text:style-name="T2">CED</text:span></text:p>
          </draw:text-box>
        </draw:frame>
        <draw:line draw:style-name="gr15" draw:text-style-name="P3" draw:layer="layout" svg:x1="2.826cm" svg:y1="2.141cm" svg:x2="2.922cm" svg:y2="2.141cm">
          <text:p/>
        </draw:line>
        <draw:line draw:style-name="gr15" draw:text-style-name="P3" draw:layer="layout" svg:x1="2.826cm" svg:y1="1.628cm" svg:x2="2.922cm" svg:y2="1.628cm">
          <text:p/>
        </draw:line>
        <draw:line draw:style-name="gr15" draw:text-style-name="P3" draw:layer="layout" svg:x1="2.826cm" svg:y1="1.115cm" svg:x2="2.922cm" svg:y2="1.115cm">
          <text:p/>
        </draw:line>
        <draw:frame draw:style-name="gr20" draw:text-style-name="P8" draw:layer="layout" svg:width="0.442cm" svg:height="0.454cm" svg:x="2.308cm" svg:y="0.865cm">
          <draw:text-box>
            <text:p text:style-name="P7"><text:span text:style-name="T2">SC</text:span></text:p>
          </draw:text-box>
        </draw:frame>
        <draw:frame draw:style-name="gr19" draw:text-style-name="P8" draw:layer="layout" svg:width="0.62cm" svg:height="0.454cm" svg:x="2.131cm" svg:y="3.726cm">
          <draw:text-box>
            <text:p text:style-name="P7"><text:span text:style-name="T2">BFS</text:span></text:p>
          </draw:text-box>
        </draw:frame>
        <draw:frame draw:style-name="gr8" draw:text-style-name="P8" draw:layer="layout" svg:width="0.671cm" svg:height="0.454cm" svg:x="2.079cm" svg:y="3.213cm">
          <draw:text-box>
            <text:p text:style-name="P7"><text:span text:style-name="T2">CED</text:span></text:p>
          </draw:text-box>
        </draw:frame>
        <draw:line draw:style-name="gr15" draw:text-style-name="P3" draw:layer="layout" svg:x1="2.826cm" svg:y1="3.976cm" svg:x2="2.922cm" svg:y2="3.976cm">
          <text:p/>
        </draw:line>
        <draw:line draw:style-name="gr15" draw:text-style-name="P3" draw:layer="layout" svg:x1="2.826cm" svg:y1="3.463cm" svg:x2="2.922cm" svg:y2="3.463cm">
          <text:p/>
        </draw:line>
        <draw:line draw:style-name="gr15" draw:text-style-name="P3" draw:layer="layout" svg:x1="2.826cm" svg:y1="2.95cm" svg:x2="2.922cm" svg:y2="2.95cm">
          <text:p/>
        </draw:line>
        <draw:frame draw:style-name="gr20" draw:text-style-name="P8" draw:layer="layout" svg:width="0.442cm" svg:height="0.454cm" svg:x="2.308cm" svg:y="2.7cm">
          <draw:text-box>
            <text:p text:style-name="P7"><text:span text:style-name="T2">SC</text:span></text:p>
          </draw:text-box>
        </draw:frame>
        <draw:frame draw:style-name="gr19" draw:text-style-name="P8" draw:layer="layout" svg:width="0.62cm" svg:height="0.454cm" svg:x="2.131cm" svg:y="5.561cm">
          <draw:text-box>
            <text:p text:style-name="P7"><text:span text:style-name="T2">BFS</text:span></text:p>
          </draw:text-box>
        </draw:frame>
        <draw:frame draw:style-name="gr8" draw:text-style-name="P8" draw:layer="layout" svg:width="0.671cm" svg:height="0.454cm" svg:x="2.079cm" svg:y="5.049cm">
          <draw:text-box>
            <text:p text:style-name="P7"><text:span text:style-name="T2">CED</text:span></text:p>
          </draw:text-box>
        </draw:frame>
        <draw:line draw:style-name="gr15" draw:text-style-name="P3" draw:layer="layout" svg:x1="2.826cm" svg:y1="5.812cm" svg:x2="2.922cm" svg:y2="5.812cm">
          <text:p/>
        </draw:line>
        <draw:line draw:style-name="gr15" draw:text-style-name="P3" draw:layer="layout" svg:x1="2.826cm" svg:y1="5.299cm" svg:x2="2.922cm" svg:y2="5.299cm">
          <text:p/>
        </draw:line>
        <draw:line draw:style-name="gr15" draw:text-style-name="P3" draw:layer="layout" svg:x1="2.826cm" svg:y1="4.785cm" svg:x2="2.922cm" svg:y2="4.785cm">
          <text:p/>
        </draw:line>
        <draw:frame draw:style-name="gr20" draw:text-style-name="P8" draw:layer="layout" svg:width="0.442cm" svg:height="0.454cm" svg:x="2.308cm" svg:y="4.535cm">
          <draw:text-box>
            <text:p text:style-name="P7"><text:span text:style-name="T2">SC</text:span></text:p>
          </draw:text-box>
        </draw:frame>
        <draw:frame draw:style-name="gr21" draw:text-style-name="P8" draw:layer="layout" svg:width="1.153cm" svg:height="0.454cm" svg:x="1.602cm" svg:y="7.397cm">
          <draw:text-box>
            <text:p text:style-name="P7"><text:span text:style-name="T2">HotSpot</text:span></text:p>
          </draw:text-box>
        </draw:frame>
        <draw:frame draw:style-name="gr10" draw:text-style-name="P8" draw:layer="layout" svg:width="0.688cm" svg:height="0.454cm" svg:x="2.061cm" svg:y="6.883cm">
          <draw:text-box>
            <text:p text:style-name="P7"><text:span text:style-name="T2">MxM</text:span></text:p>
          </draw:text-box>
        </draw:frame>
        <draw:line draw:style-name="gr15" draw:text-style-name="P3" draw:layer="layout" svg:x1="2.826cm" svg:y1="7.647cm" svg:x2="2.922cm" svg:y2="7.647cm">
          <text:p/>
        </draw:line>
        <draw:line draw:style-name="gr15" draw:text-style-name="P3" draw:layer="layout" svg:x1="2.826cm" svg:y1="7.133cm" svg:x2="2.922cm" svg:y2="7.133cm">
          <text:p/>
        </draw:line>
        <draw:line draw:style-name="gr15" draw:text-style-name="P3" draw:layer="layout" svg:x1="2.826cm" svg:y1="6.62cm" svg:x2="2.922cm" svg:y2="6.62cm">
          <text:p/>
        </draw:line>
        <draw:frame draw:style-name="gr22" draw:text-style-name="P8" draw:layer="layout" svg:width="1.221cm" svg:height="0.454cm" svg:x="1.558cm" svg:y="6.37cm">
          <draw:text-box>
            <text:p text:style-name="P7"><text:span text:style-name="T2">YOLOv2</text:span></text:p>
          </draw:text-box>
        </draw:frame>
        <draw:frame draw:style-name="gr21" draw:text-style-name="P8" draw:layer="layout" svg:width="1.153cm" svg:height="0.454cm" svg:x="1.602cm" svg:y="9.232cm">
          <draw:text-box>
            <text:p text:style-name="P7"><text:span text:style-name="T2">HotSpot</text:span></text:p>
          </draw:text-box>
        </draw:frame>
        <draw:frame draw:style-name="gr23" draw:text-style-name="P8" draw:layer="layout" svg:width="1.187cm" svg:height="0.454cm" svg:x="1.581cm" svg:y="8.718cm">
          <draw:text-box>
            <text:p text:style-name="P7"><text:span text:style-name="T2">LavaMD</text:span></text:p>
          </draw:text-box>
        </draw:frame>
        <draw:line draw:style-name="gr15" draw:text-style-name="P3" draw:layer="layout" svg:x1="2.826cm" svg:y1="9.481cm" svg:x2="2.922cm" svg:y2="9.481cm">
          <text:p/>
        </draw:line>
        <draw:line draw:style-name="gr15" draw:text-style-name="P3" draw:layer="layout" svg:x1="2.826cm" svg:y1="8.969cm" svg:x2="2.922cm" svg:y2="8.969cm">
          <text:p/>
        </draw:line>
        <draw:line draw:style-name="gr15" draw:text-style-name="P3" draw:layer="layout" svg:x1="2.826cm" svg:y1="8.456cm" svg:x2="2.922cm" svg:y2="8.456cm">
          <text:p/>
        </draw:line>
        <draw:frame draw:style-name="gr10" draw:text-style-name="P8" draw:layer="layout" svg:width="0.688cm" svg:height="0.454cm" svg:x="2.061cm" svg:y="8.206cm">
          <draw:text-box>
            <text:p text:style-name="P7"><text:span text:style-name="T2">MxM</text:span></text:p>
          </draw:text-box>
        </draw:frame>
        <draw:line draw:style-name="gr15" draw:text-style-name="P3" draw:layer="layout" svg:x1="2.826cm" svg:y1="10.804cm" svg:x2="2.922cm" svg:y2="10.804cm">
          <text:p/>
        </draw:line>
        <draw:frame draw:style-name="gr10" draw:text-style-name="P8" draw:layer="layout" svg:width="0.688cm" svg:height="0.454cm" svg:x="2.061cm" svg:y="10.554cm">
          <draw:text-box>
            <text:p text:style-name="P7"><text:span text:style-name="T2">MxM</text:span></text:p>
          </draw:text-box>
        </draw:frame>
        <draw:frame draw:style-name="gr21" draw:text-style-name="P8" draw:layer="layout" svg:width="1.153cm" svg:height="0.454cm" svg:x="1.602cm" svg:y="12.975cm">
          <draw:text-box>
            <text:p text:style-name="P7"><text:span text:style-name="T2">HotSpot</text:span></text:p>
          </draw:text-box>
        </draw:frame>
        <draw:frame draw:style-name="gr23" draw:text-style-name="P8" draw:layer="layout" svg:width="1.187cm" svg:height="0.454cm" svg:x="1.581cm" svg:y="12.584cm">
          <draw:text-box>
            <text:p text:style-name="P7"><text:span text:style-name="T2">LavaMD</text:span></text:p>
          </draw:text-box>
        </draw:frame>
        <draw:frame draw:style-name="gr24" draw:text-style-name="P8" draw:layer="layout" svg:width="0.637cm" svg:height="0.454cm" svg:x="2.114cm" svg:y="12.193cm">
          <draw:text-box>
            <text:p text:style-name="P7"><text:span text:style-name="T2">LUD</text:span></text:p>
          </draw:text-box>
        </draw:frame>
        <draw:line draw:style-name="gr15" draw:text-style-name="P3" draw:layer="layout" svg:x1="2.826cm" svg:y1="13.225cm" svg:x2="2.922cm" svg:y2="13.225cm">
          <text:p/>
        </draw:line>
        <draw:line draw:style-name="gr15" draw:text-style-name="P3" draw:layer="layout" svg:x1="2.826cm" svg:y1="12.834cm" svg:x2="2.922cm" svg:y2="12.834cm">
          <text:p/>
        </draw:line>
        <draw:line draw:style-name="gr15" draw:text-style-name="P3" draw:layer="layout" svg:x1="2.826cm" svg:y1="12.443cm" svg:x2="2.922cm" svg:y2="12.443cm">
          <text:p/>
        </draw:line>
        <draw:line draw:style-name="gr15" draw:text-style-name="P3" draw:layer="layout" svg:x1="2.826cm" svg:y1="12.053cm" svg:x2="2.922cm" svg:y2="12.053cm">
          <text:p/>
        </draw:line>
        <draw:frame draw:style-name="gr10" draw:text-style-name="P8" draw:layer="layout" svg:width="0.688cm" svg:height="0.454cm" svg:x="2.061cm" svg:y="11.802cm">
          <draw:text-box>
            <text:p text:style-name="P7"><text:span text:style-name="T2">MxM</text:span></text:p>
          </draw:text-box>
        </draw:frame>
        <draw:frame draw:style-name="gr25" draw:text-style-name="P8" draw:layer="layout" svg:width="2.089cm" svg:height="0.454cm" svg:x="0.673cm" svg:y="14.597cm">
          <draw:text-box>
            <text:p text:style-name="P7"><text:span text:style-name="T2">MNIST Double</text:span></text:p>
          </draw:text-box>
        </draw:frame>
        <draw:line draw:style-name="gr15" draw:text-style-name="P3" draw:layer="layout" svg:x1="2.826cm" svg:y1="14.847cm" svg:x2="2.922cm" svg:y2="14.847cm">
          <text:p/>
        </draw:line>
        <draw:line draw:style-name="gr15" draw:text-style-name="P3" draw:layer="layout" svg:x1="2.826cm" svg:y1="14.101cm" svg:x2="2.922cm" svg:y2="14.101cm">
          <text:p/>
        </draw:line>
        <draw:frame draw:style-name="gr26" draw:text-style-name="P8" draw:layer="layout" svg:width="1.966cm" svg:height="0.454cm" svg:x="0.791cm" svg:y="13.851cm">
          <draw:text-box>
            <text:p text:style-name="P7"><text:span text:style-name="T2">MNIST Single</text:span></text:p>
          </draw:text-box>
        </draw:frame>
        <draw:frame draw:style-name="gr27" draw:text-style-name="P9" draw:layer="layout" svg:width="4.367cm" svg:height="0.56cm" svg:x="14.352cm" svg:y="15.724cm">
          <draw:text-box>
            <text:p text:style-name="P7"><text:span text:style-name="T3">Cross Section Ratio</text:span></text:p>
          </draw:text-box>
        </draw:frame>
        <draw:polygon draw:style-name="gr28" draw:text-style-name="P1" draw:layer="layout" svg:width="5.078cm" svg:height="1.009cm" svg:x="13.59cm" svg:y="16.577cm" svg:viewBox="0 0 5079 1010" draw:points="0,1010 5079,1010 5079,0 0,0">
          <text:p/>
        </draw:polygon>
        <draw:polygon draw:style-name="gr29" draw:text-style-name="P10" draw:layer="layout" svg:width="0.609cm" svg:height="0.609cm" svg:x="13.943cm" svg:y="16.777cm" svg:viewBox="0 0 610 610" draw:points="0,610 610,610 610,0 0,0">
          <text:p/>
        </draw:polygon>
        <draw:polygon draw:style-name="gr6" draw:text-style-name="P5" draw:layer="layout" svg:width="0.559cm" svg:height="0.559cm" svg:x="13.968cm" svg:y="16.802cm" svg:viewBox="0 0 560 560" draw:points="0,560 560,560 560,0 0,0">
          <text:p/>
        </draw:polygon>
        <draw:polygon draw:style-name="gr29" draw:text-style-name="P10" draw:layer="layout" svg:width="0.609cm" svg:height="0.609cm" svg:x="16.452cm" svg:y="16.777cm" svg:viewBox="0 0 610 610" draw:points="0,610 610,610 610,0 0,0">
          <text:p/>
        </draw:polygon>
        <draw:polygon draw:style-name="gr5" draw:text-style-name="P4" draw:layer="layout" svg:width="0.559cm" svg:height="0.559cm" svg:x="16.477cm" svg:y="16.802cm" svg:viewBox="0 0 560 560" draw:points="0,560 560,560 560,0 0,0">
          <text:p/>
        </draw:polygon>
        <draw:frame draw:style-name="gr30" draw:text-style-name="P9" draw:layer="layout" svg:width="0.929cm" svg:height="0.56cm" draw:transform="rotate (1.5707963267949) translate (0.027cm 8.515cm)">
          <draw:text-box>
            <text:p text:style-name="P7"><text:span text:style-name="T3">Code</text:span></text:p>
          </draw:text-box>
        </draw:frame>
        <draw:frame draw:style-name="gr31" draw:text-style-name="P8" draw:layer="layout" svg:width="1.759cm" svg:height="0.454cm" svg:x="14.629cm" svg:y="16.831cm">
          <draw:text-box>
            <text:p text:style-name="P7"><text:span text:style-name="T4">High Energy</text:span></text:p>
          </draw:text-box>
        </draw:frame>
        <draw:frame draw:style-name="gr32" draw:text-style-name="P8" draw:layer="layout" svg:width="1.331cm" svg:height="0.454cm" svg:x="17.138cm" svg:y="16.831cm">
          <draw:text-box>
            <text:p text:style-name="P7"><text:span text:style-name="T4">Thermals</text:span></text:p>
          </draw:text-box>
        </draw:frame>
        <draw:frame draw:style-name="gr33" draw:text-style-name="P11" draw:layer="layout" svg:width="7.3cm" svg:height="0.5cm" svg:x="5cm" svg:y="8.7cm">
          <draw:text-box>
            <text:p><text:span text:style-name="T5">No DUEs for thermals</text:span></text:p>
          </draw:text-box>
        </draw:frame>
        <draw:frame draw:style-name="gr33" draw:text-style-name="P11" draw:layer="layout" svg:width="7.3cm" svg:height="0.5cm" svg:x="4.995cm" svg:y="13.849cm">
          <draw:text-box>
            <text:p><text:span text:style-name="T5">N/A</text:span></text:p>
          </draw:text-box>
        </draw:frame>
        <draw:frame draw:style-name="gr33" draw:text-style-name="P11" draw:layer="layout" svg:width="7.3cm" svg:height="0.5cm" svg:x="4.995cm" svg:y="14.589cm">
          <draw:text-box>
            <text:p><text:span text:style-name="T5">N/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Helvetica" svg:font-family="Helvetica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30.48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07T19:02:12.512012113</dc:date>
    <meta:editing-duration>PT9M24S</meta:editing-duration>
    <meta:editing-cycles>3</meta:editing-cycles>
    <meta:generator>LibreOffice/6.0.6.2$Linux_X86_64 LibreOffice_project/00m0$Build-2</meta:generator>
    <meta:document-statistic meta:object-count="317"/>
  </office:meta>
</office:document-meta>
</file>